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whitespace">
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whitespace">
</text:span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Files</text:span>
        </text:span>
        <text:span text:style-name="rststyle-punctuation">:</text:span>
        <text:span text:style-name="rststyle-whitespace"> </text:span>
        <text:span text:style-name="rststyle-error">*</text:span>
        <text:span text:style-name="rststyle-whitespace">
</text:span>
        <text:span text:style-name="rststyle-name">
          <text:span text:style-name="rststyle-tag">Copyrigh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whitespace">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whitespace">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Sec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whitespace">
</text:span>
        <text:span text:style-name="rststyle-name">
          <text:span text:style-name="rststyle-tag">Priority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whitespace">
</text:span>
        <text:span text:style-name="rststyle-name">
          <text:span text:style-name="rststyle-tag">Maintainer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whitespace">
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whitespace">
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whitespace">
</text:span>
        <text:span text:style-name="rststyle-name">
          <text:span text:style-name="rststyle-tag">Homep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Pack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whitespace">
</text:span>
        <text:span text:style-name="rststyle-name">
          <text:span text:style-name="rststyle-tag">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whitespace">
 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whitespace">

</text:span>
        <text:span text:style-name="rststyle-name">
          <text:span text:style-name="rststyle-tag">Descrip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whitespace">
</text:span>
        <text:span text:style-name="rststyle-name">
          <text:span text:style-name="rststyle-function">%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whitespace"> </text:span>
        <text:span text:style-name="rststyle-whitespace"> </text:span>
        <text:span text:style-name="rststyle-comment">
          <text:span text:style-name="rststyle-single"># dh clean
</text:span>
        </text:span>
        <text:span text:style-name="rststyle-whitespace"> </text:span>
        <text:span text:style-name="rststyle-whitespace"> </text:span>
        <text:span text:style-name="rststyle-comment">
          <text:span text:style-name="rststyle-single"># dh build
</text:span>
        </text:span>
        <text:span text:style-name="rststyle-whitespace"> </text:span>
        <text:span text:style-name="rststyle-whitespace">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whitespace">
</text:span>
        <text:span text:style-name="rststyle-name">
          <text:span text:style-name="rststyle-function">clea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operator">=</text:span>
        <text:span text:style-name="rststyle-whitespace">
</text:span>
        <text:span text:style-name="rststyle-comment">
          <text:span text:style-name="rststyle-preproc">        : dh build yerine aşağıdaki komutları yazabiliriz.
</text:span>
        </text:span>
        <text:span text:style-name="rststyle-whitespace">        </text:span>
        <text:span text:style-name="rststyle-whitespace">
        </text:span>
        <text:span text:style-name="rststyle-whitespace"> </text:span>
        <text:span text:style-name="rststyle-whitespace"> </text:span>
        <text:span text:style-name="rststyle-name">
          <text:span text:style-name="rststyle-variable">DESTDIR</text:span>
        </text:span>
        <text:span text:style-name="rststyle-operator">=</text:span>
        <text:span text:style-name="rststyle-whitespace"> 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span text:style-name="rststyle-whitespace">
        </text:span>
        <text:span text:style-name="rststyle-whitespace"> 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 </text:span>
        <text:span text:style-name="rststyle-punctuation">;</text:span>
        <text:span text:style-name="rststyle-whitespace"> </text:span>
        <text:span text:style-name="rststyle-name">
          <text:span text:style-name="rststyle-variable">urgency</text:span>
        </text:span>
        <text:span text:style-name="rststyle-operator">=</text:span>
        <text:span text:style-name="rststyle-whitespace">
  </text:span>
        <text:span text:style-name="rststyle-operator">[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]</text:span>
        <text:span text:style-name="rststyle-whitespace">
  </text:span>
        <text:span text:style-name="rststyle-whitespace"> </text:span>
        <text:span text:style-name="rststyle-whitespace"> </text:span>
        <text:span text:style-name="rststyle-whitespace">

 </text:span>
        <text:span text:style-name="rststyle-whitespace"> </text:span>
        <text:span text:style-name="rststyle-whitespace"> </text:span>
        <text:span text:style-name="rststyle-whitespace">  </text:span>
        <text:span text:style-name="rststyle-whitespace">  </text:span>
        <text:span text:style-name="rststyle-whitespace"> </text:span>
        <text:span text:style-name="rststyle-literal">
          <text:span text:style-name="rststyle-number">31</text:span>
        </text:span>
        <text:span text:style-name="rststyle-whitespace"> </text:span>
        <text:span text:style-name="rststyle-whitespace"> </text:span>
        <text:span text:style-name="rststyle-literal">
          <text:span text:style-name="rststyle-number">2021</text:span>
        </text:span>
        <text:span text:style-name="rststyle-whitespace"> </text:span>
        <text:span text:style-name="rststyle-literal">
          <text:span text:style-name="rststyle-number">13</text:span>
        </text:span>
        <text:span text:style-name="rststyle-whitespace">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 </text:span>
        <text:span text:style-name="rststyle-whitespace">  </text:span>
        <text:span text:style-name="rststyle-whitespace">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&amp;&amp;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&amp;&amp;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whitespace"> </text:span>
        <text:span text:style-name="rststyle-keyword">in</text:span>
        <text:span text:style-name="rststyle-whitespace"> 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3:22:51</meta:creation-date>
    <dc:creator>a</dc:creator>
    <dc:date>2023-09-18T23:22:51</dc:date>
    <dc:language>en-US</dc:language>
    <meta:editing-cycles>1</meta:editing-cycles>
    <meta:editing-duration>PT00M01S</meta:editing-duration>
    <dc:title>Debian paket yapımı</dc:title>
  </office:meta>
</office:document-meta>
</file>